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5.4069in" style:rel-column-width="7788*"/>
    </style:style>
    <style:style style:name="Table1.B" style:family="table-column">
      <style:table-column-properties style:column-width="1.5181in" style:rel-column-width="218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1972in"/>
    </style:style>
    <style:style style:name="Table1.34" style:family="table-row">
      <style:table-row-properties style:min-row-height="0.2646in"/>
    </style:style>
    <style:style style:name="P1" style:family="paragraph" style:parent-style-name="Table_20_Heading">
      <style:paragraph-properties fo:text-align="start" style:justify-single-word="false"/>
      <style:text-properties officeooo:paragraph-rsid="0012030e"/>
    </style:style>
    <style:style style:name="P2" style:family="paragraph" style:parent-style-name="Table_20_Heading">
      <style:paragraph-properties fo:text-align="start" style:justify-single-word="false"/>
      <style:text-properties officeooo:paragraph-rsid="00134944"/>
    </style:style>
    <style:style style:name="P3" style:family="paragraph" style:parent-style-name="Text_20_body">
      <style:text-properties officeooo:paragraph-rsid="002db49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rsid="0067be16" officeooo:paragraph-rsid="0067be16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rsid="0069c0df" officeooo:paragraph-rsid="0069c0df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41439" officeooo:paragraph-rsid="00741439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454177" officeooo:paragraph-rsid="0045417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741439" officeooo:paragraph-rsid="0074143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74ae50" officeooo:paragraph-rsid="0074ae50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b7033" officeooo:paragraph-rsid="005b7033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54177" officeooo:paragraph-rsid="0045417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46c91a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74ae50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71a97" officeooo:paragraph-rsid="00471a9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d5ceb" officeooo:paragraph-rsid="005d5ceb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69c0df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74ae50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48e99e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74ae5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97de1" officeooo:paragraph-rsid="00597de1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74ac7" officeooo:paragraph-rsid="00574ac7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b9d0" officeooo:paragraph-rsid="0046b9d0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74ae50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bab03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7be16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8419f" officeooo:paragraph-rsid="0058419f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46aa17" style:font-size-asian="10pt" style:font-style-asian="italic" style:font-size-complex="10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691eb8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55cf47" officeooo:paragraph-rsid="0055cf47" style:font-size-asian="8pt" style:font-style-asian="italic" style:font-size-complex="8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5b7033" officeooo:paragraph-rsid="005b7033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8e99e" officeooo:paragraph-rsid="0048e99e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6b9d0" officeooo:paragraph-rsid="0046b9d0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71a97" officeooo:paragraph-rsid="00471a97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67be16" officeooo:paragraph-rsid="006bab03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691eb8" officeooo:paragraph-rsid="00691eb8" style:font-size-asian="8pt" style:font-style-asian="italic" style:font-size-complex="8pt" style:font-style-complex="italic"/>
    </style:style>
    <style:style style:name="P44" style:family="paragraph" style:parent-style-name="Table_20_Heading">
      <style:paragraph-properties fo:text-align="start" style:justify-single-word="false"/>
      <style:text-properties style:font-name="Times New Roman" fo:language="en" fo:country="US"/>
    </style:style>
    <style:style style:name="P45" style:family="paragraph" style:parent-style-name="Body" style:list-style-name="WW8Num5">
      <style:text-properties style:font-name="Times New Roman" fo:language="en" fo:country="US"/>
    </style:style>
    <style:style style:name="P46" style:family="paragraph" style:parent-style-name="Body">
      <style:text-properties style:font-name="Times New Roman" fo:language="en" fo:country="US"/>
    </style:style>
    <style:style style:name="P47" style:family="paragraph" style:parent-style-name="Body" style:list-style-name="WW8Num6">
      <style:text-properties style:font-name="Times New Roman" fo:language="en" fo:country="US"/>
    </style:style>
    <style:style style:name="P48" style:family="paragraph" style:parent-style-name="Body" style:list-style-name="WW8Num7">
      <style:text-properties style:font-name="Times New Roman" fo:language="en" fo:country="US"/>
    </style:style>
    <style:style style:name="P49" style:family="paragraph" style:parent-style-name="Body" style:list-style-name="WW8Num8">
      <style:text-properties style:font-name="Times New Roman" fo:language="en" fo:country="US"/>
    </style:style>
    <style:style style:name="P50" style:family="paragraph" style:parent-style-name="Body" style:list-style-name="WW8Num9"/>
    <style:style style:name="P51" style:family="paragraph" style:parent-style-name="Body" style:list-style-name="WW8Num10"/>
    <style:style style:name="P52" style:family="paragraph" style:parent-style-name="Body" style:list-style-name="WW8Num11"/>
    <style:style style:name="P53" style:family="paragraph" style:parent-style-name="Body" style:list-style-name="WW8Num12"/>
    <style:style style:name="P54" style:family="paragraph" style:parent-style-name="Body" style:list-style-name="WW8Num13"/>
    <style:style style:name="P55" style:family="paragraph" style:parent-style-name="Body" style:list-style-name="WW8Num14"/>
    <style:style style:name="P56" style:family="paragraph" style:parent-style-name="Body" style:list-style-name="WW8Num14">
      <style:text-properties officeooo:paragraph-rsid="0015c9df"/>
    </style:style>
    <style:style style:name="P57" style:family="paragraph" style:parent-style-name="Body" style:list-style-name="L4">
      <style:text-properties officeooo:paragraph-rsid="00178c99"/>
    </style:style>
    <style:style style:name="P58" style:family="paragraph" style:parent-style-name="Body" style:list-style-name="L5">
      <style:text-properties officeooo:paragraph-rsid="0015c9df"/>
    </style:style>
    <style:style style:name="P59" style:family="paragraph" style:parent-style-name="Body" style:list-style-name="WW8Num17"/>
    <style:style style:name="P60" style:family="paragraph" style:parent-style-name="Body">
      <style:text-properties officeooo:paragraph-rsid="0015c9df"/>
    </style:style>
    <style:style style:name="P61" style:family="paragraph" style:parent-style-name="Body">
      <style:text-properties officeooo:paragraph-rsid="00178c99"/>
    </style:style>
    <style:style style:name="P62" style:family="paragraph" style:parent-style-name="Header_20__26__20_Footer">
      <style:text-properties fo:language="en" fo:country="US"/>
    </style:style>
    <style:style style:name="P63" style:family="paragraph" style:parent-style-name="Heading_20_2">
      <style:text-properties officeooo:paragraph-rsid="006341a1"/>
    </style:style>
    <style:style style:name="P64" style:family="paragraph" style:parent-style-name="Heading_20_2">
      <style:text-properties officeooo:paragraph-rsid="0043bc9d"/>
    </style:style>
    <style:style style:name="P65" style:family="paragraph" style:parent-style-name="Heading_20_2">
      <style:text-properties officeooo:paragraph-rsid="00381ff0"/>
    </style:style>
    <style:style style:name="P66" style:family="paragraph" style:parent-style-name="Heading_20_2">
      <style:text-properties officeooo:paragraph-rsid="007f2558"/>
    </style:style>
    <style:style style:name="P67" style:family="paragraph" style:parent-style-name="Heading_20_3">
      <style:text-properties officeooo:paragraph-rsid="000cdcb2"/>
    </style:style>
    <style:style style:name="P68" style:family="paragraph" style:parent-style-name="Heading_20_3">
      <style:text-properties officeooo:paragraph-rsid="000e49ee"/>
    </style:style>
    <style:style style:name="P69" style:family="paragraph" style:parent-style-name="Heading_20_3">
      <style:text-properties officeooo:paragraph-rsid="0040875c"/>
    </style:style>
    <style:style style:name="P70" style:family="paragraph" style:parent-style-name="Heading_20_3">
      <style:text-properties officeooo:paragraph-rsid="000f9aa5"/>
    </style:style>
    <style:style style:name="P71" style:family="paragraph" style:parent-style-name="Heading_20_3">
      <style:text-properties officeooo:paragraph-rsid="0015c9df"/>
    </style:style>
    <style:style style:name="P72" style:family="paragraph" style:parent-style-name="Text_20_body" style:list-style-name="L1">
      <style:text-properties officeooo:paragraph-rsid="006341a1"/>
    </style:style>
    <style:style style:name="P73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74" style:family="paragraph" style:parent-style-name="Text_20_body" style:list-style-name="L3">
      <style:paragraph-properties fo:text-align="start" style:justify-single-word="false"/>
      <style:text-properties officeooo:paragraph-rsid="00381ff0"/>
    </style:style>
    <style:style style:name="P75" style:family="paragraph" style:parent-style-name="Text_20_body" style:list-style-name="WW8Num2">
      <style:paragraph-properties fo:text-align="start" style:justify-single-word="false"/>
    </style:style>
    <style:style style:name="P76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77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78" style:family="paragraph" style:parent-style-name="Text_20_body" style:list-style-name="WW8Num3">
      <style:paragraph-properties fo:text-align="start" style:justify-single-word="false"/>
    </style:style>
    <style:style style:name="P79" style:family="paragraph" style:parent-style-name="Text_20_body" style:list-style-name="WW8Num4">
      <style:paragraph-properties fo:text-align="start" style:justify-single-word="false"/>
    </style:style>
    <style:style style:name="P80" style:family="paragraph" style:parent-style-name="Text_20_body">
      <style:paragraph-properties fo:text-align="start" style:justify-single-word="false"/>
      <style:text-properties officeooo:paragraph-rsid="00381ff0"/>
    </style:style>
    <style:style style:name="P81" style:family="paragraph" style:parent-style-name="Text_20_body">
      <style:paragraph-properties fo:text-align="start" style:justify-single-word="false"/>
      <style:text-properties officeooo:paragraph-rsid="002b558d"/>
    </style:style>
    <style:style style:name="P82" style:family="paragraph" style:parent-style-name="Text_20_body">
      <style:paragraph-properties fo:text-align="start" style:justify-single-word="false"/>
    </style:style>
    <style:style style:name="P83" style:family="paragraph" style:parent-style-name="Text_20_body">
      <style:paragraph-properties fo:text-align="start" style:justify-single-word="false"/>
      <style:text-properties officeooo:paragraph-rsid="00185099"/>
    </style:style>
    <style:style style:name="P84" style:family="paragraph" style:parent-style-name="Text_20_body">
      <style:text-properties style:font-name="Times New Roman" fo:language="en" fo:country="US" officeooo:paragraph-rsid="002db49d"/>
    </style:style>
    <style:style style:name="P85" style:family="paragraph" style:parent-style-name="Text_20_body" style:list-style-name="WW8Num3">
      <style:paragraph-properties fo:text-align="start" style:justify-single-word="false"/>
      <style:text-properties style:font-name="Times New Roman" fo:language="en" fo:country="US" officeooo:paragraph-rsid="00185099"/>
    </style:style>
    <style:style style:name="P86" style:family="paragraph" style:parent-style-name="Text_20_body">
      <style:text-properties officeooo:paragraph-rsid="006341a1"/>
    </style:style>
    <style:style style:name="P87" style:family="paragraph" style:parent-style-name="Text_20_body">
      <style:text-properties officeooo:paragraph-rsid="002db49d"/>
    </style:style>
    <style:style style:name="P88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language="en" fo:country="US" officeooo:paragraph-rsid="0043bc9d"/>
    </style:style>
    <style:style style:name="P89" style:family="paragraph" style:parent-style-name="Text_20_body" style:list-style-name="L6">
      <style:text-properties officeooo:paragraph-rsid="007f2558"/>
    </style:style>
    <style:style style:name="P90" style:family="paragraph" style:parent-style-name="Text_20_body">
      <style:text-properties officeooo:paragraph-rsid="007f2558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434881" style:font-name-complex="Times New Roman"/>
    </style:style>
    <style:style style:name="T4" style:family="text">
      <style:text-properties style:font-name="Times New Roman" officeooo:rsid="00454177" style:font-name-complex="Times New Roman"/>
    </style:style>
    <style:style style:name="T5" style:family="text">
      <style:text-properties style:font-name="Times New Roman" officeooo:rsid="0048e99e" style:font-name-complex="Times New Roman"/>
    </style:style>
    <style:style style:name="T6" style:family="text">
      <style:text-properties style:font-name="Times New Roman" officeooo:rsid="00937b02" style:font-name-complex="Times New Roman"/>
    </style:style>
    <style:style style:name="T7" style:family="text">
      <style:text-properties style:font-name="Times New Roman" officeooo:rsid="00929859" style:font-name-complex="Times New Roman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officeooo:rsid="000cdcb2" style:font-name-asian="Times New Roman" style:font-name-complex="Times New Roman"/>
    </style:style>
    <style:style style:name="T10" style:family="text">
      <style:text-properties style:font-name="Times New Roman" officeooo:rsid="001d3a6e" style:font-name-asian="Times New Roman" style:font-name-complex="Times New Roman"/>
    </style:style>
    <style:style style:name="T11" style:family="text">
      <style:text-properties style:font-name="Times New Roman" officeooo:rsid="001f7cea" style:font-name-asian="Times New Roman" style:font-name-complex="Times New Roman"/>
    </style:style>
    <style:style style:name="T12" style:family="text">
      <style:text-properties style:font-name="Times New Roman" officeooo:rsid="002b959b" style:font-name-asian="Times New Roman" style:font-name-complex="Times New Roman"/>
    </style:style>
    <style:style style:name="T13" style:family="text">
      <style:text-properties style:font-name="Times New Roman" officeooo:rsid="0034f01a" style:font-name-asian="Times New Roman" style:font-name-complex="Times New Roman"/>
    </style:style>
    <style:style style:name="T14" style:family="text">
      <style:text-properties style:font-name="Times New Roman" officeooo:rsid="0040875c" style:font-name-asian="Times New Roman" style:font-name-complex="Times New Roman"/>
    </style:style>
    <style:style style:name="T15" style:family="text">
      <style:text-properties style:font-name="Times New Roman" officeooo:rsid="00424edd" style:font-name-asian="Times New Roman" style:font-name-complex="Times New Roman"/>
    </style:style>
    <style:style style:name="T16" style:family="text">
      <style:text-properties style:font-name="Times New Roman" officeooo:rsid="007000c9" style:font-name-asian="Times New Roman" style:font-name-complex="Times New Roman"/>
    </style:style>
    <style:style style:name="T17" style:family="text">
      <style:text-properties style:font-name="Times New Roman" officeooo:rsid="0051872a" style:font-name-asian="Times New Roman" style:font-name-complex="Times New Roman"/>
    </style:style>
    <style:style style:name="T18" style:family="text">
      <style:text-properties style:font-name="Times New Roman" officeooo:rsid="00381ff0" style:font-name-asian="Times New Roman" style:font-name-complex="Times New Roman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language="en" fo:country="US" style:font-name-asian="Times New Roman" style:font-name-complex="Times New Roman"/>
    </style:style>
    <style:style style:name="T21" style:family="text">
      <style:text-properties style:font-name="Times New Roman" fo:language="en" fo:country="US" officeooo:rsid="00381ff0" style:font-name-asian="Times New Roman" style:font-name-complex="Times New Roman"/>
    </style:style>
    <style:style style:name="T22" style:family="text">
      <style:text-properties style:font-name="Times New Roman" fo:language="en" fo:country="US" officeooo:rsid="007000c9" style:font-name-asian="Times New Roman" style:font-name-complex="Times New Roman"/>
    </style:style>
    <style:style style:name="T23" style:family="text">
      <style:text-properties style:font-name="Times New Roman" fo:language="en" fo:country="US" officeooo:rsid="0051872a" style:font-name-asian="Times New Roman" style:font-name-complex="Times New Roman"/>
    </style:style>
    <style:style style:name="T24" style:family="text">
      <style:text-properties style:font-name="Times New Roman" fo:language="en" fo:country="US" officeooo:rsid="000cdcb2" style:font-name-asian="Times New Roman" style:font-name-complex="Times New Roman"/>
    </style:style>
    <style:style style:name="T25" style:family="text">
      <style:text-properties style:font-name="Times New Roman" fo:language="en" fo:country="US" officeooo:rsid="001d3a6e" style:font-name-asian="Times New Roman" style:font-name-complex="Times New Roman"/>
    </style:style>
    <style:style style:name="T26" style:family="text">
      <style:text-properties style:font-name="Times New Roman" fo:language="en" fo:country="US" officeooo:rsid="0034f01a" style:font-name-asian="Times New Roman" style:font-name-complex="Times New Roman"/>
    </style:style>
    <style:style style:name="T27" style:family="text">
      <style:text-properties style:font-name="Times New Roman" fo:language="en" fo:country="US" officeooo:rsid="002b959b" style:font-name-asian="Times New Roman" style:font-name-complex="Times New Roman"/>
    </style:style>
    <style:style style:name="T28" style:family="text">
      <style:text-properties style:font-name="Times New Roman" fo:language="en" fo:country="US" officeooo:rsid="001f7cea" style:font-name-asian="Times New Roman" style:font-name-complex="Times New Roman"/>
    </style:style>
    <style:style style:name="T29" style:family="text">
      <style:text-properties style:font-name="Times New Roman" fo:language="en" fo:country="US" officeooo:rsid="00424edd" style:font-name-asian="Times New Roman" style:font-name-complex="Times New Roman"/>
    </style:style>
    <style:style style:name="T30" style:family="text">
      <style:text-properties style:font-name="Times New Roman" fo:language="en" fo:country="US" officeooo:rsid="0040875c" style:font-name-asian="Times New Roman" style:font-name-complex="Times New Roman"/>
    </style:style>
    <style:style style:name="T31" style:family="text">
      <style:text-properties style:font-name="Times New Roman" fo:language="en" fo:country="US" officeooo:rsid="003ee36a"/>
    </style:style>
    <style:style style:name="T32" style:family="text">
      <style:text-properties style:font-name="Times New Roman" fo:language="en" fo:country="US" style:font-name-asian="Arial" style:font-name-complex="Arial"/>
    </style:style>
    <style:style style:name="T33" style:family="text">
      <style:text-properties style:font-name="Times New Roman" fo:language="en" fo:country="US" style:font-name-complex="Times New Roman"/>
    </style:style>
    <style:style style:name="T34" style:family="text">
      <style:text-properties style:font-name="Times New Roman" fo:language="en" fo:country="US" officeooo:rsid="00929859" style:font-name-complex="Times New Roman"/>
    </style:style>
    <style:style style:name="T35" style:family="text">
      <style:text-properties style:font-name="Times New Roman" fo:language="en" fo:country="US" officeooo:rsid="00434881" style:font-name-complex="Times New Roman"/>
    </style:style>
    <style:style style:name="T36" style:family="text">
      <style:text-properties style:font-name="Times New Roman" fo:language="en" fo:country="US" officeooo:rsid="00454177" style:font-name-complex="Times New Roman"/>
    </style:style>
    <style:style style:name="T37" style:family="text">
      <style:text-properties style:font-name="Times New Roman" fo:language="en" fo:country="US" officeooo:rsid="0048e99e" style:font-name-complex="Times New Roman"/>
    </style:style>
    <style:style style:name="T38" style:family="text">
      <style:text-properties style:font-name="Times New Roman" fo:language="en" fo:country="US" officeooo:rsid="00821617" style:font-name-complex="Times New Roman"/>
    </style:style>
    <style:style style:name="T39" style:family="text">
      <style:text-properties style:font-name="Times New Roman" fo:language="en" fo:country="US" officeooo:rsid="0083cd8d" style:font-name-complex="Times New Roman"/>
    </style:style>
    <style:style style:name="T40" style:family="text">
      <style:text-properties style:font-name="Times New Roman" fo:language="en" fo:country="US" officeooo:rsid="00937b02" style:language-asian="zh" style:country-asian="CN" style:font-name-complex="Times New Roman" style:language-complex="hi" style:country-complex="IN"/>
    </style:style>
    <style:style style:name="T41" style:family="text">
      <style:text-properties style:font-name="Times New Roman" fo:language="en" fo:country="US" officeooo:rsid="00929859" style:language-asian="zh" style:country-asian="CN" style:font-name-complex="Times New Roman" style:language-complex="hi" style:country-complex="IN"/>
    </style:style>
    <style:style style:name="T42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43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44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45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46" style:family="text">
      <style:text-properties style:font-name="Times New Roman" fo:language="en" fo:country="US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47" style:family="text">
      <style:text-properties style:font-name="Times New Roman" fo:language="en" fo:country="US" fo:font-style="italic" officeooo:rsid="002465ba" style:font-style-asian="italic" style:font-style-complex="italic"/>
    </style:style>
    <style:style style:name="T48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49" style:family="text">
      <style:text-properties style:font-name="Times New Roman" fo:language="en" fo:country="US" officeooo:rsid="007000c9"/>
    </style:style>
    <style:style style:name="T50" style:family="text">
      <style:text-properties style:font-name="Times New Roman" fo:language="en" fo:country="US" officeooo:rsid="000b506f"/>
    </style:style>
    <style:style style:name="T51" style:family="text">
      <style:text-properties style:font-name="Times New Roman" fo:language="en" fo:country="US" officeooo:rsid="001f7cea"/>
    </style:style>
    <style:style style:name="T52" style:family="text">
      <style:text-properties style:font-name="Times New Roman" fo:language="fr" fo:country="FR" style:font-name-asian="Times New Roman" style:font-name-complex="Times New Roman"/>
    </style:style>
    <style:style style:name="T53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54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55" style:family="text">
      <style:text-properties style:font-name="Times New Roman" fo:language="it" fo:country="IT" style:font-name-asian="Times New Roman" style:font-name-complex="Times New Roman"/>
    </style:style>
    <style:style style:name="T56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57" style:family="text">
      <style:text-properties style:font-name="Times New Roman" fo:font-weight="normal" style:font-weight-asian="normal" style:font-name-complex="Times New Roman" style:font-weight-complex="normal"/>
    </style:style>
    <style:style style:name="T58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59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60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61" style:family="text">
      <style:text-properties style:font-name="Times New Roman" fo:font-style="italic" officeooo:rsid="002465ba" style:font-style-asian="italic" style:font-style-complex="italic"/>
    </style:style>
    <style:style style:name="T62" style:family="text">
      <style:text-properties style:font-name="Times New Roman" officeooo:rsid="007000c9"/>
    </style:style>
    <style:style style:name="T63" style:family="text">
      <style:text-properties style:font-name="Times New Roman" officeooo:rsid="000b506f"/>
    </style:style>
    <style:style style:name="T64" style:family="text">
      <style:text-properties style:font-name="Times New Roman" officeooo:rsid="001f7cea"/>
    </style:style>
    <style:style style:name="T65" style:family="text">
      <style:text-properties style:font-name="Times New Roman" fo:language="nl" fo:country="NL" officeooo:rsid="00929859" style:font-name-complex="Times New Roman"/>
    </style:style>
    <style:style style:name="T66" style:family="text">
      <style:text-properties style:font-name="Times New Roman" fo:language="nl" fo:country="NL" officeooo:rsid="00937b02" style:font-name-complex="Times New Roman"/>
    </style:style>
    <style:style style:name="T67" style:family="text">
      <style:text-properties style:font-name="Times New Roman" fo:font-size="12pt" fo:language="en" fo:country="US" officeooo:rsid="00929859" style:font-size-asian="10.5pt" style:font-name-complex="Times New Roman" style:font-size-complex="12pt"/>
    </style:style>
    <style:style style:name="T68" style:family="text">
      <style:text-properties style:font-name="Times New Roman" fo:font-size="12pt" officeooo:rsid="00929859" style:font-size-asian="10.5pt" style:font-name-complex="Times New Roman" style:font-size-complex="12pt"/>
    </style:style>
    <style:style style:name="T69" style:family="text">
      <style:text-properties style:font-name="Times New Roman" officeooo:rsid="00937b02" style:language-asian="zh" style:country-asian="CN" style:font-name-complex="Times New Roman" style:language-complex="hi" style:country-complex="IN"/>
    </style:style>
    <style:style style:name="T70" style:family="text">
      <style:text-properties style:font-name="Times New Roman" officeooo:rsid="00929859" style:language-asian="zh" style:country-asian="CN" style:font-name-complex="Times New Roman" style:language-complex="hi" style:country-complex="IN"/>
    </style:style>
    <style:style style:name="T71" style:family="text">
      <style:text-properties style:font-name="Times New Roman" officeooo:rsid="003ee36a"/>
    </style:style>
    <style:style style:name="T72" style:family="text">
      <style:text-properties style:font-name="Times New Roman" style:font-name-asian="Arial" style:font-name-complex="Arial"/>
    </style:style>
    <style:style style:name="T73" style:family="text">
      <style:text-properties fo:language="de" fo:country="DE"/>
    </style:style>
    <style:style style:name="T74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75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76" style:family="text">
      <style:text-properties fo:color="#342a06" loext:opacity="100%" style:font-name="Times New Roman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77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78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79" style:family="text">
      <style:text-properties fo:color="#342a06" loext:opacity="100%" style:font-name="Times New Roman" fo:font-size="10pt" fo:language="en" fo:country="US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80" style:family="text">
      <style:text-properties fo:language="pt" fo:country="PT"/>
    </style:style>
    <style:style style:name="T81" style:family="text">
      <style:text-properties fo:language="fr" fo:country="FR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85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86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87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88" style:family="text">
      <style:text-properties fo:font-variant="normal" fo:text-transform="none" fo:color="#000000" loext:opacity="100%" style:font-name="Times New Roman" fo:font-size="14pt" fo:letter-spacing="normal" fo:language="en" fo:country="US" officeooo:rsid="00424edd" style:font-name-asian="Times New Roman1" style:font-size-asian="14pt" style:font-name-complex="Times New Roman1" style:font-size-complex="14pt"/>
    </style:style>
    <style:style style:name="T89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90" style:family="text">
      <style:text-properties fo:font-variant="normal" fo:text-transform="none" fo:color="#000000" loext:opacity="100%" style:font-name="Times New Roman" fo:font-size="14pt" fo:letter-spacing="normal" fo:language="pt" fo:country="PT" officeooo:rsid="0040875c" style:font-name-asian="Times New Roman1" style:font-size-asian="14pt" style:font-name-complex="Times New Roman1" style:font-size-complex="14pt"/>
    </style:style>
    <style:style style:name="T91" style:family="text">
      <style:text-properties fo:font-variant="normal" fo:text-transform="none" fo:color="#000000" loext:opacity="100%" style:font-name="Times New Roman" fo:font-size="14pt" fo:letter-spacing="normal" fo:language="pt" fo:country="PT" officeooo:rsid="00424edd" style:font-name-asian="Times New Roman1" style:font-size-asian="14pt" style:font-name-complex="Times New Roman1" style:font-size-complex="14pt"/>
    </style:style>
    <style:style style:name="T92" style:family="text">
      <style:text-properties fo:font-variant="normal" fo:text-transform="none" fo:color="#000000" loext:opacity="100%" style:font-name="Times New Roman" fo:font-size="14pt" fo:letter-spacing="normal" style:font-name-asian="Times New Roman1" style:font-size-asian="14pt" style:font-name-complex="Times New Roman1" style:font-size-complex="14pt"/>
    </style:style>
    <style:style style:name="T93" style:family="text">
      <style:text-properties fo:font-variant="normal" fo:text-transform="none" fo:color="#000000" loext:opacity="100%" style:font-name="Times New Roman" fo:font-size="14pt" fo:letter-spacing="normal" officeooo:rsid="0040875c" style:font-name-asian="Times New Roman1" style:font-size-asian="14pt" style:font-name-complex="Times New Roman1" style:font-size-complex="14pt"/>
    </style:style>
    <style:style style:name="T94" style:family="text">
      <style:text-properties fo:font-variant="normal" fo:text-transform="none" fo:color="#000000" loext:opacity="100%" style:font-name="Times New Roman" fo:font-size="14pt" fo:letter-spacing="normal" officeooo:rsid="00424edd" style:font-name-asian="Times New Roman1" style:font-size-asian="14pt" style:font-name-complex="Times New Roman1" style:font-size-complex="14pt"/>
    </style:style>
    <style:style style:name="T95" style:family="text">
      <style:text-properties fo:font-variant="normal" fo:text-transform="none" fo:color="#000000" loext:opacity="100%" style:font-name="Times New Roman" fo:font-size="14pt" fo:letter-spacing="normal" style:font-name-asian="Times New Roman" style:font-size-asian="14pt" style:font-name-complex="Times New Roman" style:font-size-complex="14pt"/>
    </style:style>
    <style:style style:name="T96" style:family="text">
      <style:text-properties fo:font-variant="normal" fo:text-transform="none" fo:color="#000000" loext:opacity="100%" style:font-name="Times New Roman" fo:font-size="14pt" fo:letter-spacing="normal" officeooo:rsid="0040875c" style:font-name-asian="Times New Roman" style:font-size-asian="14pt" style:font-name-complex="Times New Roman" style:font-size-complex="14pt"/>
    </style:style>
    <style:style style:name="T97" style:family="text">
      <style:text-properties fo:font-variant="normal" fo:text-transform="none" fo:color="#000000" loext:opacity="100%" style:font-name="Times New Roman" fo:letter-spacing="normal"/>
    </style:style>
    <style:style style:name="T98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99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43bc9d" style:font-size-asian="12pt" style:font-size-complex="12pt"/>
    </style:style>
    <style:style style:name="T102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103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04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105" style:family="text">
      <style:text-properties fo:color="#000000" loext:opacity="100%" style:font-name="Times New Roman" fo:font-size="12pt" fo:language="en" fo:country="US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106" style:family="text">
      <style:text-properties fo:color="#000000" loext:opacity="100%" style:font-name="Times New Roman" fo:language="en" fo:country="US" fo:font-style="normal" style:text-underline-style="none" fo:font-weight="normal" officeooo:rsid="0048e99e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color="#000000" loext:opacity="100%" style:font-name="Times New Roman" fo:language="en" fo:country="US" fo:font-style="normal" style:text-underline-style="none" fo:font-weight="normal" officeooo:rsid="00ac5ad0" style:font-style-asian="normal" style:font-weight-asian="normal" style:font-name-complex="Times New Roman" style:font-style-complex="normal" style:font-weight-complex="normal"/>
    </style:style>
    <style:style style:name="T108" style:family="text">
      <style:text-properties fo:color="#000000" loext:opacity="100%" style:font-name="Times New Roman" fo:language="en" fo:country="US" fo:font-style="normal" style:text-underline-style="none" fo:font-weight="normal" officeooo:rsid="00ac8eed" style:font-style-asian="normal" style:font-weight-asian="normal" style:font-name-complex="Times New Roman" style:font-style-complex="normal" style:font-weight-complex="normal"/>
    </style:style>
    <style:style style:name="T109" style:family="text">
      <style:text-properties fo:color="#000000" loext:opacity="100%" style:font-name="Times New Roman" fo:language="en" fo:country="US" fo:font-style="normal" style:text-underline-style="none" fo:font-weight="normal" officeooo:rsid="00ae6062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color="#000000" loext:opacity="100%" style:font-name="Times New Roman" fo:language="en" fo:country="US" fo:font-style="normal" style:text-underline-style="none" fo:font-weight="normal" officeooo:rsid="00b3c303" style:font-style-asian="normal" style:font-weight-asian="normal" style:font-name-complex="Times New Roman" style:font-style-complex="normal" style:font-weight-complex="normal"/>
    </style:style>
    <style:style style:name="T111" style:family="text">
      <style:text-properties fo:color="#000000" loext:opacity="100%" style:font-name="Times New Roman" fo:language="en" fo:country="US" fo:font-style="normal" style:text-underline-style="none" fo:font-weight="normal" officeooo:rsid="00b5a42e" style:font-style-asian="normal" style:font-weight-asian="normal" style:font-name-complex="Times New Roman" style:font-style-complex="normal" style:font-weight-complex="normal"/>
    </style:style>
    <style:style style:name="T112" style:family="text">
      <style:text-properties fo:color="#000000" loext:opacity="100%" style:font-name="Times New Roman" fo:language="en" fo:country="US" fo:font-style="normal" style:text-underline-style="none" fo:font-weight="normal" officeooo:rsid="00b780d4" style:font-style-asian="normal" style:font-weight-asian="normal" style:font-name-complex="Times New Roman" style:font-style-complex="normal" style:font-weight-complex="normal"/>
    </style:style>
    <style:style style:name="T113" style:family="text">
      <style:text-properties fo:color="#000000" loext:opacity="100%" style:font-name="Times New Roman" fo:language="en" fo:country="US" fo:font-style="normal" style:text-underline-style="none" fo:font-weight="normal" officeooo:rsid="00b869ce" style:font-style-asian="normal" style:font-weight-asian="normal" style:font-name-complex="Times New Roman" style:font-style-complex="normal" style:font-weight-complex="normal"/>
    </style:style>
    <style:style style:name="T114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115" style:family="text">
      <style:text-properties officeooo:rsid="0046b9d0"/>
    </style:style>
    <style:style style:name="T116" style:family="text">
      <style:text-properties officeooo:rsid="00471a97"/>
    </style:style>
    <style:style style:name="T117" style:family="text">
      <style:text-properties officeooo:rsid="005d5ceb"/>
    </style:style>
    <style:style style:name="T118" style:family="text">
      <style:text-properties officeooo:rsid="00657db4"/>
    </style:style>
    <style:style style:name="T119" style:family="text">
      <style:text-properties officeooo:rsid="00691eb8"/>
    </style:style>
    <style:style style:name="T120" style:family="text">
      <style:text-properties officeooo:rsid="0071fb8b"/>
    </style:style>
    <style:style style:name="T121" style:family="text">
      <style:text-properties officeooo:rsid="0074ae50"/>
    </style:style>
    <style:style style:name="T122" style:family="text">
      <style:text-properties officeooo:rsid="00795c08"/>
    </style:style>
    <style:style style:name="T123" style:family="text">
      <style:text-properties officeooo:rsid="0080a1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None"><text:span text:style-name="T33">Tiffany Timbric</text:span></text:span><text:span text:style-name="None"><text:span text:style-name="T42"> </text:span></text:span><text:span text:style-name="Internet_20_link"><text:span text:style-name="T44">(tiffany.timbric@gmail.com)</text:span></text:span></text:p>
      <text:p text:style-name="P1"><text:span text:style-name="None"><text:span text:style-name="T33">Enterprise Backend Software </text:span></text:span><text:span text:style-name="None"><text:span text:style-name="T38">Developer </text:span></text:span><text:span text:style-name="None"><text:span text:style-name="T48">(code author)</text:span></text:span></text:p>
      <text:p text:style-name="P44"/>
      <text:h text:style-name="P66" text:outline-level="2"><text:span text:style-name="None"><text:span text:style-name="T114">Lessons Learned → Recently + Over Time</text:span></text:span></text:h>
      <text:list text:style-name="L6">
        <text:list-item>
          <text:p text:style-name="P89"><text:span text:style-name="None"><text:span text:style-name="T107">Be Nice → Each team member offers irreplaceable </text:span></text:span><text:span text:style-name="None"><text:span text:style-name="T108">and </text:span></text:span><text:span text:style-name="None"><text:span text:style-name="T107">unique value.</text:span></text:span></text:p>
        </text:list-item>
        <text:list-item>
          <text:p text:style-name="P89"><text:span text:style-name="None"><text:span text:style-name="T107">Be </text:span></text:span><text:span text:style-name="None"><text:span text:style-name="T108">Excited → Each team member enjoys solving problems.</text:span></text:span></text:p>
        </text:list-item>
        <text:list-item>
          <text:p text:style-name="P89"><text:span text:style-name="None"><text:span text:style-name="T109">Be Supportive → Team Output &gt;= sum(Individual Outputs)</text:span></text:span></text:p>
        </text:list-item>
        <text:list-item>
          <text:p text:style-name="P89"><text:span text:style-name="None"><text:span text:style-name="T110">Be Professional → </text:span></text:span><text:span text:style-name="None"><text:span text:style-name="T111">Team members are collegues.</text:span></text:span></text:p>
        </text:list-item>
        <text:list-item>
          <text:p text:style-name="P89"><text:span text:style-name="None"><text:span text:style-name="T111">Be Responsible → Teams </text:span></text:span><text:span text:style-name="None"><text:span text:style-name="T112">collaborate </text:span></text:span><text:span text:style-name="None"><text:span text:style-name="T111">to synchronize </text:span></text:span><text:span text:style-name="None"><text:span text:style-name="T112">deliveries</text:span></text:span><text:span text:style-name="None"><text:span text:style-name="T111">.</text:span></text:span></text:p>
        </text:list-item>
        <text:list-item>
          <text:p text:style-name="P89"><text:span text:style-name="None"><text:span text:style-name="T113">Be Customer Focussed → Customer joy and satisfaction rules the day.</text:span></text:span></text:p>
        </text:list-item>
        <text:list-item>
          <text:p text:style-name="P89"><text:span text:style-name="None"><text:span text:style-name="T113">Be Business Minded → Executive officers conduct the orchstra.</text:span></text:span></text:p>
        </text:list-item>
      </text:list>
      <text:p text:style-name="P90"><text:span text:style-name="None"><text:span text:style-name="T113"/></text:span></text:p>
      <text:h text:style-name="P66" text:outline-level="2"><text:span text:style-name="None"><text:span text:style-name="T36">Skill Matrix </text:span></text:span><text:span text:style-name="None"><text:span text:style-name="T37">(on-the-job)</text:span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Skill</text:p>
          </table:table-cell>
          <table:table-cell table:style-name="Table1.B1" office:value-type="string">
            <text:p text:style-name="P16"><text:span text:style-name="T121">Total → </text:span><text:span text:style-name="T123">New</text:span><text:span text:style-name="T121"> + </text:span><text:span text:style-name="T123">Old</text:span></text:p>
          </table:table-cell>
        </table:table-row>
        <table:table-row>
          <table:table-cell table:style-name="Table1.A2" office:value-type="string">
            <text:p text:style-name="P18">Design Patterns</text:p>
          </table:table-cell>
          <table:table-cell table:style-name="Table1.B2" office:value-type="string">
            <text:p text:style-name="P18"><text:span text:style-name="T121">20 → 15 + </text:span>5</text:p>
          </table:table-cell>
        </table:table-row>
        <table:table-row>
          <table:table-cell table:style-name="Table1.A2" office:value-type="string">
            <text:p text:style-name="P19">Microservices</text:p>
          </table:table-cell>
          <table:table-cell table:style-name="Table1.B2" office:value-type="string">
            <text:p text:style-name="P20"><text:span text:style-name="T121">10 → 9 + </text:span>1</text:p>
          </table:table-cell>
        </table:table-row>
        <table:table-row>
          <table:table-cell table:style-name="Table1.A2" office:value-type="string">
            <text:p text:style-name="P19">Amazon Web Services</text:p>
          </table:table-cell>
          <table:table-cell table:style-name="Table1.B2" office:value-type="string">
            <text:p text:style-name="P22"><text:span text:style-name="T121">15 → 9 + 6</text:span></text:p>
          </table:table-cell>
        </table:table-row>
        <table:table-row>
          <table:table-cell table:style-name="Table1.A2" office:value-type="string">
            <text:p text:style-name="P19">Spring Boot</text:p>
            <text:p text:style-name="P37">(REST, SOAP)</text:p>
          </table:table-cell>
          <table:table-cell table:style-name="Table1.B2" office:value-type="string">
            <text:p text:style-name="P20"><text:span text:style-name="T121">4 → 3 + </text:span>1</text:p>
          </table:table-cell>
        </table:table-row>
        <table:table-row>
          <table:table-cell table:style-name="Table1.A2" office:value-type="string">
            <text:p text:style-name="P18">Test Driven Development</text:p>
          </table:table-cell>
          <table:table-cell table:style-name="Table1.B2" office:value-type="string">
            <text:p text:style-name="P18"><text:span text:style-name="T121">20 → 15 + </text:span>5</text:p>
          </table:table-cell>
        </table:table-row>
        <table:table-row>
          <table:table-cell table:style-name="Table1.A2" office:value-type="string">
            <text:p text:style-name="P18">Behavior Driven Design</text:p>
          </table:table-cell>
          <table:table-cell table:style-name="Table1.B2" office:value-type="string">
            <text:p text:style-name="P18"><text:span text:style-name="T121">2 → 2 + </text:span>0</text:p>
          </table:table-cell>
        </table:table-row>
        <table:table-row>
          <table:table-cell table:style-name="Table1.A2" office:value-type="string">
            <text:p text:style-name="P18">Document Driven Design</text:p>
          </table:table-cell>
          <table:table-cell table:style-name="Table1.B2" office:value-type="string">
            <text:p text:style-name="P18"><text:span text:style-name="T121">10 → 8 + </text:span>2</text:p>
          </table:table-cell>
        </table:table-row>
        <table:table-row>
          <table:table-cell table:style-name="Table1.A2" office:value-type="string">
            <text:p text:style-name="P23">Unit Testing</text:p>
            <text:p text:style-name="P38"><text:span text:style-name="T117">(</text:span>Junit, Mockito, Gerkin, Cucumber, Wiremock<text:span text:style-name="T117">)</text:span></text:p>
          </table:table-cell>
          <table:table-cell table:style-name="Table1.B2" office:value-type="string">
            <text:p text:style-name="P18"><text:span text:style-name="T121">20 → 15 + </text:span>5</text:p>
          </table:table-cell>
        </table:table-row>
        <table:table-row>
          <table:table-cell table:style-name="Table1.A2" office:value-type="string">
            <text:p text:style-name="P24">Postman, Curl, Httpie, <text:span text:style-name="T122">`jq`</text:span></text:p>
          </table:table-cell>
          <table:table-cell table:style-name="Table1.B2" office:value-type="string">
            <text:p text:style-name="P24"><text:span text:style-name="T121">15 → 12 + </text:span>3</text:p>
          </table:table-cell>
        </table:table-row>
        <table:table-row>
          <table:table-cell table:style-name="Table1.A2" office:value-type="string">
            <text:p text:style-name="P24">Github, Bitbucket</text:p>
          </table:table-cell>
          <table:table-cell table:style-name="Table1.B2" office:value-type="string">
            <text:p text:style-name="P25"><text:span text:style-name="T121">15 → 12 + </text:span>3</text:p>
          </table:table-cell>
        </table:table-row>
        <table:table-row>
          <table:table-cell table:style-name="Table1.A2" office:value-type="string">
            <text:p text:style-name="P24">Nexus, Artifactory</text:p>
          </table:table-cell>
          <table:table-cell table:style-name="Table1.B2" office:value-type="string">
            <text:p text:style-name="P25"><text:span text:style-name="T121">15 → 12 + </text:span>3</text:p>
          </table:table-cell>
        </table:table-row>
        <table:table-row>
          <table:table-cell table:style-name="Table1.A2" office:value-type="string">
            <text:p text:style-name="P26">Single Sign-On</text:p>
          </table:table-cell>
          <table:table-cell table:style-name="Table1.B2" office:value-type="string">
            <text:p text:style-name="P27"><text:span text:style-name="T121">4 → 2 + </text:span>2</text:p>
          </table:table-cell>
        </table:table-row>
        <table:table-row>
          <table:table-cell table:style-name="Table1.A2" office:value-type="string">
            <text:p text:style-name="P26">Open Source Gateway Initiative</text:p>
            <text:p text:style-name="P39">(OSGi)</text:p>
          </table:table-cell>
          <table:table-cell table:style-name="Table1.B2" office:value-type="string">
            <text:p text:style-name="P27"><text:span text:style-name="T121">3 → 2 + 1</text:span></text:p>
          </table:table-cell>
        </table:table-row>
        <table:table-row>
          <table:table-cell table:style-name="Table1.A2" office:value-type="string">
            <text:p text:style-name="P19">Reactive eXtensions</text:p>
          </table:table-cell>
          <table:table-cell table:style-name="Table1.B2" office:value-type="string">
            <text:p text:style-name="P21"><text:span text:style-name="T121">10 → 8 + </text:span>2</text:p>
          </table:table-cell>
        </table:table-row>
        <table:table-row>
          <table:table-cell table:style-name="Table1.A2" office:value-type="string">
            <text:p text:style-name="P19">Network Bulkheads</text:p>
          </table:table-cell>
          <table:table-cell table:style-name="Table1.B2" office:value-type="string">
            <text:p text:style-name="P21"><text:span text:style-name="T121">10 → 8 + </text:span>2</text:p>
          </table:table-cell>
        </table:table-row>
        <table:table-row>
          <table:table-cell table:style-name="Table1.A2" office:value-type="string">
            <text:p text:style-name="P28">JSON, YAML, XML</text:p>
          </table:table-cell>
          <table:table-cell table:style-name="Table1.B2" office:value-type="string">
            <text:p text:style-name="P28"><text:span text:style-name="T121">20 → 15 + </text:span>5</text:p>
          </table:table-cell>
        </table:table-row>
        <table:table-row>
          <table:table-cell table:style-name="Table1.A2" office:value-type="string">
            <text:p text:style-name="P29">JEE / J2EE</text:p>
          </table:table-cell>
          <table:table-cell table:style-name="Table1.B2" office:value-type="string">
            <text:p text:style-name="P29"><text:span text:style-name="T121">20 → 15 + </text:span>5</text:p>
          </table:table-cell>
        </table:table-row>
        <table:table-row>
          <table:table-cell table:style-name="Table1.A2" office:value-type="string">
            <text:p text:style-name="P30">Relational Database / SQL</text:p>
            <text:p text:style-name="P40">(Oracle, PostgreSQL, Maria/MySQL)</text:p>
          </table:table-cell>
          <table:table-cell table:style-name="Table1.B2" office:value-type="string">
            <text:p text:style-name="P20"><text:span text:style-name="T121">25 → 15 + </text:span>5</text:p>
          </table:table-cell>
        </table:table-row>
        <table:table-row>
          <table:table-cell table:style-name="Table1.A2" office:value-type="string">
            <text:p text:style-name="P30">NoSQL</text:p>
            <text:p text:style-name="P40">(Cassandra, Mongo)</text:p>
          </table:table-cell>
          <table:table-cell table:style-name="Table1.B2" office:value-type="string">
            <text:p text:style-name="P20"><text:span text:style-name="T121">10 → 8 + </text:span>2</text:p>
          </table:table-cell>
        </table:table-row>
        <text:soft-page-break/>
        <table:table-row>
          <table:table-cell table:style-name="Table1.A2" office:value-type="string">
            <text:p text:style-name="P30">Messaging</text:p>
            <text:p text:style-name="P40">(SQS, Rabbit, Active-MQ)</text:p>
          </table:table-cell>
          <table:table-cell table:style-name="Table1.B2" office:value-type="string">
            <text:p text:style-name="P20"><text:span text:style-name="T121">20 → 15 + </text:span>5</text:p>
          </table:table-cell>
        </table:table-row>
        <table:table-row table:style-name="Table1.22">
          <table:table-cell table:style-name="Table1.A2" office:value-type="string">
            <text:p text:style-name="P26">Encryption</text:p>
            <text:p text:style-name="P39">(OAuth, H2-MAC, NTRU, XOR)</text:p>
          </table:table-cell>
          <table:table-cell table:style-name="Table1.B2" office:value-type="string">
            <text:p text:style-name="P26"><text:span text:style-name="T121">20 → 15 + </text:span>5</text:p>
          </table:table-cell>
        </table:table-row>
        <table:table-row>
          <table:table-cell table:style-name="Table1.A2" office:value-type="string">
            <text:p text:style-name="P22">TCP, UDP, Networking</text:p>
            <text:p text:style-name="P41">(Wireshark, TCP Buffer)</text:p>
          </table:table-cell>
          <table:table-cell table:style-name="Table1.B2" office:value-type="string">
            <text:p text:style-name="P31">21 → 20 + 1</text:p>
          </table:table-cell>
        </table:table-row>
        <table:table-row>
          <table:table-cell table:style-name="Table1.A2" office:value-type="string">
            <text:p text:style-name="P22">RPC</text:p>
            <text:p text:style-name="P41">(Finagle, Protobuf, RMI, CORBA)</text:p>
          </table:table-cell>
          <table:table-cell table:style-name="Table1.B2" office:value-type="string">
            <text:p text:style-name="P26"><text:span text:style-name="T121">20 → 15 + </text:span>5</text:p>
          </table:table-cell>
        </table:table-row>
        <table:table-row>
          <table:table-cell table:style-name="Table1.A2" office:value-type="string">
            <text:p text:style-name="P20">Kotlin</text:p>
          </table:table-cell>
          <table:table-cell table:style-name="Table1.B2" office:value-type="string">
            <text:p text:style-name="P20"><text:span text:style-name="T121">7 → 6 + </text:span>1</text:p>
          </table:table-cell>
        </table:table-row>
        <table:table-row>
          <table:table-cell table:style-name="Table1.A2" office:value-type="string">
            <text:p text:style-name="P20">Scala</text:p>
          </table:table-cell>
          <table:table-cell table:style-name="Table1.B2" office:value-type="string">
            <text:p text:style-name="P20"><text:span text:style-name="T121">3 → 3 + </text:span>0</text:p>
          </table:table-cell>
        </table:table-row>
        <table:table-row>
          <table:table-cell table:style-name="Table1.A2" office:value-type="string">
            <text:p text:style-name="P19">Java 11+</text:p>
          </table:table-cell>
          <table:table-cell table:style-name="Table1.B2" office:value-type="string">
            <text:p text:style-name="P20"><text:span text:style-name="T121">6 → 5 + </text:span>1</text:p>
          </table:table-cell>
        </table:table-row>
        <table:table-row>
          <table:table-cell table:style-name="Table1.A2" office:value-type="string">
            <text:p text:style-name="P19">Java 8</text:p>
          </table:table-cell>
          <table:table-cell table:style-name="Table1.B2" office:value-type="string">
            <text:p text:style-name="P20"><text:span text:style-name="T121">10 → 8 + </text:span>2</text:p>
          </table:table-cell>
        </table:table-row>
        <table:table-row>
          <table:table-cell table:style-name="Table1.A2" office:value-type="string">
            <text:p text:style-name="P19">Java pre-8</text:p>
          </table:table-cell>
          <table:table-cell table:style-name="Table1.B2" office:value-type="string">
            <text:p text:style-name="P20"><text:span text:style-name="T121">15 → 12 + </text:span>3</text:p>
          </table:table-cell>
        </table:table-row>
        <table:table-row>
          <table:table-cell table:style-name="Table1.A2" office:value-type="string">
            <text:p text:style-name="P32">IOS</text:p>
            <text:p text:style-name="P42">(Objective C)</text:p>
          </table:table-cell>
          <table:table-cell table:style-name="Table1.B2" office:value-type="string">
            <text:p text:style-name="P33"><text:span text:style-name="T121">1 → 1 + </text:span>0</text:p>
          </table:table-cell>
        </table:table-row>
        <table:table-row>
          <table:table-cell table:style-name="Table1.A2" office:value-type="string">
            <text:p text:style-name="P33">Adroid</text:p>
          </table:table-cell>
          <table:table-cell table:style-name="Table1.B2" office:value-type="string">
            <text:p text:style-name="P33"><text:span text:style-name="T121">1 → 1 + </text:span>0</text:p>
          </table:table-cell>
        </table:table-row>
        <table:table-row>
          <table:table-cell table:style-name="Table1.A2" office:value-type="string">
            <text:p text:style-name="P34">ECMA Script, Javascript</text:p>
          </table:table-cell>
          <table:table-cell table:style-name="Table1.B2" office:value-type="string">
            <text:p text:style-name="P34"><text:span text:style-name="T121">20 → 15 + </text:span>5</text:p>
          </table:table-cell>
        </table:table-row>
        <table:table-row>
          <table:table-cell table:style-name="Table1.A2" office:value-type="string">
            <text:p text:style-name="P19">Unix, Linux</text:p>
          </table:table-cell>
          <table:table-cell table:style-name="Table1.B2" office:value-type="string">
            <text:p text:style-name="P20"><text:span text:style-name="T121">30 → 5 + </text:span>25</text:p>
          </table:table-cell>
        </table:table-row>
        <table:table-row table:style-name="Table1.34">
          <table:table-cell table:style-name="Table1.A2" office:value-type="string">
            <text:p text:style-name="P35">Amber, Bash, Zsh, <text:span text:style-name="T120">Tmux, Mosh</text:span></text:p>
          </table:table-cell>
          <table:table-cell table:style-name="Table1.B2" office:value-type="string">
            <text:p text:style-name="P20"><text:span text:style-name="T121">20 → 12 + </text:span>8</text:p>
          </table:table-cell>
        </table:table-row>
        <table:table-row>
          <table:table-cell table:style-name="Table1.A2" office:value-type="string">
            <text:p text:style-name="P35">Git, Svn, Mercurial, <text:span text:style-name="T118">CVS, SSCS</text:span></text:p>
          </table:table-cell>
          <table:table-cell table:style-name="Table1.B2" office:value-type="string">
            <text:p text:style-name="P31">20</text:p>
          </table:table-cell>
        </table:table-row>
        <table:table-row>
          <table:table-cell table:style-name="Table1.A2" office:value-type="string">
            <text:p text:style-name="P36"><text:span text:style-name="T115">Agile, Scaled </text:span>Agile, <text:span text:style-name="T119">UP, RAP</text:span></text:p>
            <text:p text:style-name="P43">(UML)</text:p>
          </table:table-cell>
          <table:table-cell table:style-name="Table1.B2" office:value-type="string">
            <text:p text:style-name="P31">15</text:p>
          </table:table-cell>
        </table:table-row>
        <table:table-row>
          <table:table-cell table:style-name="Table1.A2" office:value-type="string">
            <text:p text:style-name="P30">Jenkins, Bamboo, Pipelines</text:p>
          </table:table-cell>
          <table:table-cell table:style-name="Table1.B2" office:value-type="string">
            <text:p text:style-name="P31">12</text:p>
          </table:table-cell>
        </table:table-row>
        <table:table-row>
          <table:table-cell table:style-name="Table1.A2" office:value-type="string">
            <text:p text:style-name="P30">Atlassian Tools</text:p>
            <text:p text:style-name="P40">(Jira, Confluence)</text:p>
          </table:table-cell>
          <table:table-cell table:style-name="Table1.B2" office:value-type="string">
            <text:p text:style-name="P31">12</text:p>
          </table:table-cell>
        </table:table-row>
      </table:table>
      <text:h text:style-name="P63" text:outline-level="2"><text:span text:style-name="None"><text:span text:style-name="T67"/></text:span></text:h>
      <text:h text:style-name="P63" text:outline-level="2"><text:span text:style-name="None"><text:span text:style-name="T34">Behavior / Personality</text:span></text:span></text:h>
      <text:list text:style-name="L1">
        <text:list-item>
          <text:p text:style-name="P72"><text:span text:style-name="None"><text:span text:style-name="T40">Humble</text:span></text:span></text:p>
        </text:list-item>
        <text:list-item>
          <text:p text:style-name="P72"><text:span text:style-name="None"><text:span text:style-name="T34">Collegial</text:span></text:span></text:p>
        </text:list-item>
        <text:list-item>
          <text:p text:style-name="P72"><text:span text:style-name="None"><text:span text:style-name="T41">Cooperative</text:span></text:span></text:p>
        </text:list-item>
        <text:list-item>
          <text:p text:style-name="P72"><text:span text:style-name="None"><text:span text:style-name="T34">Professional</text:span></text:span></text:p>
        </text:list-item>
        <text:list-item>
          <text:p text:style-name="P72"><text:span text:style-name="None"><text:span text:style-name="T41">Responsible</text:span></text:span></text:p>
        </text:list-item>
        <text:list-item>
          <text:p text:style-name="P72"><text:span text:style-name="None"><text:span text:style-name="T34">Customer Focussed</text:span></text:span></text:p>
        </text:list-item>
        <text:list-item>
          <text:p text:style-name="P72"><text:span text:style-name="None"><text:span text:style-name="T34">Business </text:span></text:span><text:span text:style-name="None"><text:span text:style-name="T41">Delivery</text:span></text:span><text:span text:style-name="None"><text:span text:style-name="T34"> </text:span></text:span><text:span text:style-name="None"><text:span text:style-name="T41">Centered</text:span></text:span></text:p>
        </text:list-item>
      </text:list>
      <text:p text:style-name="P86"><text:span text:style-name="None"><text:span text:style-name="T34"/></text:span></text:p>
      <text:h text:style-name="P63" text:outline-level="2"><text:span text:style-name="None"><text:span text:style-name="T33">Overview</text:span></text:span></text:h>
      <text:p text:style-name="P84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<text:soft-page-break/>architectura and methodology, but especially in JEE code quality.</text:p>
      <text:p text:style-name="P3"><text:span text:style-name="None"><text:span text:style-name="T31">Recently atAmtrak, PayPal, Tendril, Charter Communications, JDA Software Group, I coded Web Services and large data processing optimizing read response time and scalability (#of concurrent requests/second).</text:span></text:span></text:p>
      <text:p text:style-name="P3"><text:span text:style-name="None"><text:span text:style-name="T31"/></text:span></text:p>
      <text:h text:style-name="P64" text:outline-level="2"><text:span text:style-name="None"><text:span text:style-name="T82">Profile Image</text:span></text:span></text:h>
      <text:list text:style-name="L2">
        <text:list-item>
          <text:p text:style-name="P73"><text:span text:style-name="T101">Tiffany Timbric: </text:span><text:a xlink:type="simple" xlink:href="https://tiffanytimbric.com/images/profile_image.jpg" text:style-name="Internet_20_link" text:visited-style-name="Visited_20_Internet_20_Link"><text:span text:style-name="T103">https://tiffanytimbric.com/images/profile_image.jpg</text:span></text:a></text:p>
        </text:list-item>
      </text:list>
      <text:p text:style-name="P88"><text:span text:style-name="T102"/></text:p>
      <text:h text:style-name="P65" text:outline-level="2"><text:span text:style-name="None"><text:span text:style-name="T22">Software Architecture</text:span></text:span></text:h>
      <text:list text:style-name="L3">
        <text:list-item>
          <text:p text:style-name="P74"><text:span text:style-name="T49">The C4 Model – Context, Containers, Components, Code</text:span><text:span text:style-name="T19">: </text:span><text:a xlink:type="simple" xlink:href="https://c4model.com/" text:style-name="Internet_20_link" text:visited-style-name="Visited_20_Internet_20_Link"><text:span text:style-name="Internet_20_link"><text:span text:style-name="T77">https://</text:span></text:span><text:span text:style-name="Internet_20_link"><text:span text:style-name="T78">c4model</text:span></text:span><text:span text:style-name="Internet_20_link"><text:span text:style-name="T77">.com</text:span></text:span></text:a></text:p>
        </text:list-item>
      </text:list>
      <text:p text:style-name="P80"><text:span text:style-name="Internet_20_link"><text:span text:style-name="T77"/></text:span></text:p>
      <text:h text:style-name="Heading_20_2" text:outline-level="2"><text:span text:style-name="None"><text:span text:style-name="T23">Code </text:span></text:span><text:span text:style-name="None"><text:span text:style-name="T20">Example</text:span></text:span><text:span text:style-name="None"><text:span text:style-name="T23">s</text:span></text:span></text:h>
      <text:list text:style-name="WW8Num2">
        <text:list-item>
          <text:p text:style-name="P75"><text:span text:style-name="T19">Finite State Machine: </text:span><text:a xlink:type="simple" xlink:href="https://github.com/chadwickboggs/fsm" text:style-name="Internet_20_link" text:visited-style-name="Visited_20_Internet_20_Link"><text:span text:style-name="Internet_20_link"><text:span text:style-name="T77">https://github.com/chadwickboggs/fsm</text:span></text:span></text:a></text:p>
        </text:list-item>
        <text:list-item>
          <text:p text:style-name="P76"><text:span text:style-name="T19">Crypto</text:span><text:span text:style-name="T50">graphy: </text:span><text:a xlink:type="simple" xlink:href="https://github.com/chadwickboggs/crypto" text:style-name="Internet_20_link" text:visited-style-name="Visited_20_Internet_20_Link"><text:span text:style-name="Internet_20_link"><text:span text:style-name="T77">https://github.com/chadwickboggs/crypto</text:span></text:span></text:a></text:p>
        </text:list-item>
        <text:list-item>
          <text:p text:style-name="P76"><text:span text:style-name="T105">Spring Boot: </text:span><text:a xlink:type="simple" xlink:href="https://github.com/chadwickboggs/xchange" text:style-name="Internet_20_link" text:visited-style-name="Visited_20_Internet_20_Link"><text:span text:style-name="Internet_20_link"><text:span text:style-name="T79">https://github.com/chadwickboggs/xchange</text:span></text:span></text:a></text:p>
        </text:list-item>
      </text:list>
      <text:p text:style-name="P81"><text:span text:style-name="Internet_20_link"><text:span text:style-name="T79"/></text:span></text:p>
      <text:h text:style-name="P65" text:outline-level="2"><text:span text:style-name="None"><text:span text:style-name="T21">Professional Experience</text:span></text:span></text:h>
      <text:h text:style-name="P67" text:outline-level="3"><text:span text:style-name="None"><text:span text:style-name="T24">2</text:span></text:span><text:span text:style-name="None"><text:span text:style-name="T20">/202</text:span></text:span><text:span text:style-name="None"><text:span text:style-name="T25">3</text:span></text:span><text:span text:style-name="None"><text:span text:style-name="T20"> – </text:span></text:span><text:span text:style-name="None"><text:span text:style-name="T24">4</text:span></text:span><text:span text:style-name="None"><text:span text:style-name="T20">/202</text:span></text:span><text:span text:style-name="None"><text:span text:style-name="T24">4</text:span></text:span><text:span text:style-name="None"><text:span text:style-name="T20"> Software </text:span></text:span><text:span text:style-name="None"><text:span text:style-name="T24">Developer</text:span></text:span><text:span text:style-name="None"><text:span text:style-name="T20">, </text:span></text:span><text:span text:style-name="None"><text:span text:style-name="T24">Amtrak</text:span></text:span><text:span text:style-name="None"><text:span text:style-name="T43"> </text:span></text:span><text:span text:style-name="None"><text:span text:style-name="T45">(consul</text:span></text:span><text:span text:style-name="None"><text:span text:style-name="T46">t</text:span></text:span><text:span text:style-name="None"><text:span text:style-name="T45">ing)</text:span></text:span></text:h>
      <text:list xml:id="list2532202811" text:style-name="WW8Num3">
        <text:list-item>
          <text:p text:style-name="P77"><text:span text:style-name="None"><text:span text:style-name="T20">Primary </text:span></text:span><text:span text:style-name="None"><text:span text:style-name="T26">code</text:span></text:span><text:span text:style-name="None"><text:span text:style-name="T20"> author </text:span></text:span><text:span text:style-name="None"><text:span text:style-name="T27">(30k+ lines of code)</text:span></text:span><text:span text:style-name="None"><text:span text:style-name="T20"> of their AWS rewrite of their entire outbound email system for customer purchase</text:span></text:span><text:span text:style-name="None"><text:span text:style-name="T28">s</text:span></text:span><text:span text:style-name="None"><text:span text:style-name="T20"> including trip information and sales receipts. <text:s/></text:span></text:span><text:span text:style-name="T19">Sales receipts and trip information listings </text:span><text:span text:style-name="T51">for</text:span><text:span text:style-name="T19"> all Amtrak trips, </text:span><text:span text:style-name="T51">with </text:span><text:span text:style-name="T19">add-ons, </text:span><text:span text:style-name="T51">and </text:span><text:span text:style-name="T19">purchase types, </text:span><text:span text:style-name="T51">across </text:span><text:span text:style-name="T19">all Amtrak stations, passenger classes, and third-party carrie</text:span><text:span text:style-name="T51">r</text:span><text:span text:style-name="T19">s.</text:span></text:p>
        </text:list-item>
        <text:list-item>
          <text:p text:style-name="P85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77"><text:span text:style-name="None"><text:span text:style-name="T20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83"><text:span text:style-name="None"><text:span text:style-name="T20"/></text:span></text:p>
      <text:h text:style-name="P67" text:outline-level="3"><text:span text:style-name="None"><text:span text:style-name="T20">6/2022 – 1/2023 Senior Software Engineer, Global Healthcare Exchange</text:span></text:span></text:h>
      <text:list text:continue-numbering="true" text:style-name="WW8Num3">
        <text:list-item>
          <text:p text:style-name="P78"><text:span text:style-name="None"><text:span text:style-name="T19">Lead team authoring software connecting hospital ERP and medical equipment purchasing systems to GHX.</text:span></text:span></text:p>
        </text:list-item>
        <text:list-item>
          <text:p text:style-name="P78"><text:span text:style-name="None"><text:span text:style-name="T19">Lead design sessions and reviewed all code changes and new features.</text:span></text:span></text:p>
        </text:list-item>
        <text:list-item>
          <text:p text:style-name="P78"><text:span text:style-name="None"><text:span text:style-name="T19">Identified and corrected design flaws.</text:span></text:span></text:p>
        </text:list-item>
        <text:list-item>
          <text:p text:style-name="P78"><text:soft-page-break/><text:span text:style-name="None"><text:span text:style-name="T19">Identified and corrected scalability bugs: connection pools, retries, AWS AZ failovers.</text:span></text:span></text:p>
        </text:list-item>
        <text:list-item>
          <text:p text:style-name="P78"><text:span text:style-name="None"><text:span text:style-name="T19">Used AWS EC2, SQS, S3, and Lambda, Java, Oracle (SQL).</text:span></text:span></text:p>
        </text:list-item>
        <text:list-item>
          <text:p text:style-name="P78"><text:span text:style-name="None"><text:span text:style-name="T19">Implemented Web Services, both server-side and client-side, FTP, sFTP, HTTP(S), JSON serialization/deserialization, SQL.</text:span></text:span></text:p>
        </text:list-item>
        <text:list-item>
          <text:p text:style-name="P78"><text:span text:style-name="None"><text:span text:style-name="T19">Deployed in 100’s of customers’ data centers, two-week production release cadence.</text:span></text:span></text:p>
        </text:list-item>
      </text:list>
      <text:p text:style-name="P82"><text:span text:style-name="None"><text:span text:style-name="T19"/></text:span></text:p>
      <text:h text:style-name="P68" text:outline-level="3"><text:span text:style-name="None"><text:span text:style-name="T29">2/</text:span></text:span><text:span text:style-name="None"><text:span text:style-name="T20">2020 – 5/2022 Software Developer, PayPal w/ TCS</text:span></text:span><text:span text:style-name="None"><text:span text:style-name="T43"> </text:span></text:span><text:span text:style-name="None"><text:span text:style-name="T45">(consulting)</text:span></text:span></text:h>
      <text:list text:style-name="WW8Num4">
        <text:list-item>
          <text:p text:style-name="P79"><text:span text:style-name="None"><text:span text:style-name="T19">Implemented direct-deposit signup services in Spring Boot.</text:span></text:span></text:p>
        </text:list-item>
        <text:list-item>
          <text:p text:style-name="P79"><text:span text:style-name="None"><text:span text:style-name="T19">Implemented account bank migrations, bank change, for all PayPal accounts in Spring Batch.</text:span></text:span></text:p>
        </text:list-item>
        <text:list-item>
          <text:p text:style-name="P79"><text:span text:style-name="None"><text:span text:style-name="T19">SQL, Filesystem I/O, AWS SMS, Web Services server-side and client-side.</text:span></text:span></text:p>
        </text:list-item>
        <text:list-item>
          <text:p text:style-name="P79"><text:span text:style-name="None"><text:span text:style-name="T19">Maintained and implemented feature enhancements to a batch merchant report generation system.</text:span></text:span></text:p>
        </text:list-item>
      </text:list>
      <text:p text:style-name="P82"><text:span text:style-name="None"><text:span text:style-name="T19"/></text:span></text:p>
      <text:h text:style-name="P69" text:outline-level="3"><text:span text:style-name="None"><text:span text:style-name="T30">1/</text:span></text:span><text:span text:style-name="None"><text:span text:style-name="T20">2019 – </text:span></text:span><text:span text:style-name="None"><text:span text:style-name="T30">10/2019</text:span></text:span><text:span text:style-name="None"><text:span text:style-name="T20"> Software Engineer, Arris / Commscope</text:span></text:span><text:span text:style-name="None"><text:span text:style-name="T43"> </text:span></text:span><text:span text:style-name="None"><text:span text:style-name="T45">(consulting)</text:span></text:span></text:h>
      <text:list text:style-name="WW8Num5">
        <text:list-item>
          <text:p text:style-name="P45">Updated the video catalog and merchandising backend originally authored by Motorola for Bouygues Telecom, France.</text:p>
        </text:list-item>
        <text:list-item>
          <text:p text:style-name="P45">Java EE, WildFly, GlassFish, WebSphere, REST, Wiremock, Mockito, Postman, Wireshark.</text:p>
        </text:list-item>
      </text:list>
      <text:p text:style-name="P46"/>
      <text:h text:style-name="P68" text:outline-level="3"><text:span text:style-name="None"><text:span text:style-name="T30">1/</text:span></text:span><text:span text:style-name="None"><text:span text:style-name="T20">2018 – 4/2018 Software Engineer, Comcast Corporation</text:span></text:span><text:span text:style-name="None"><text:span text:style-name="T43"> </text:span></text:span><text:span text:style-name="None"><text:span text:style-name="T45">(consulting)</text:span></text:span></text:h>
      <text:list text:style-name="WW8Num6">
        <text:list-item>
          <text:p text:style-name="P47">Updated Java product to use Docker and Kubernetes, Java 11, Cucumber, Reactive Extensions, Git.</text:p>
        </text:list-item>
      </text:list>
      <text:p text:style-name="P46"/>
      <text:h text:style-name="P68" text:outline-level="3"><text:span text:style-name="None"><text:span text:style-name="T30">1/</text:span></text:span><text:span text:style-name="None"><text:span text:style-name="T20">2016 – </text:span></text:span><text:span text:style-name="None"><text:span text:style-name="T30">12/</text:span></text:span><text:span text:style-name="None"><text:span text:style-name="T20">2017 Software Engineer, Charter Communications</text:span></text:span><text:span text:style-name="None"><text:span text:style-name="T43"> </text:span></text:span><text:span text:style-name="None"><text:span text:style-name="T45">(consulting)</text:span></text:span></text:h>
      <text:list text:style-name="WW8Num7">
        <text:list-item>
          <text:p text:style-name="P48">Maintained hundreds of Java microservices, added new microservices all in Amazon Web Services server-side and client-side.</text:p>
        </text:list-item>
        <text:list-item>
          <text:p text:style-name="P48">Linux, Netflix OSS, Cassandra NoSQL, Reactive Extensions, Hystrix, Java 8, SQS, SNS, S3, EC2, ActiveMQ, Mongo, Git, Spring.</text:p>
        </text:list-item>
      </text:list>
      <text:p text:style-name="P46"/>
      <text:h text:style-name="P70" text:outline-level="3"><text:span text:style-name="None"><text:span text:style-name="T20">9/2014 – </text:span></text:span><text:span text:style-name="None"><text:span text:style-name="T30">2/</text:span></text:span><text:span text:style-name="None"><text:span text:style-name="T20">2015 Software Engineer, Comcast Corporation </text:span></text:span><text:span text:style-name="None"><text:span text:style-name="T45">(consulting)</text:span></text:span></text:h>
      <text:list text:style-name="WW8Num8">
        <text:list-item>
          <text:p text:style-name="P49">Designed and built event / Reactive eXtension (RxJDBC), RabbitMQ Message Oriented Middleware (MOM) front to an Oracle database as part of the Resiliency Project, Java, Git.</text:p>
        </text:list-item>
      </text:list>
      <text:p text:style-name="P46"/>
      <text:h text:style-name="Heading_20_3" text:outline-level="3"><text:span text:style-name="None"><text:span text:style-name="T30">2/</text:span></text:span><text:span text:style-name="None"><text:span text:style-name="T20">2014 – 5/2014 Software Engineer, Tendril Inc.</text:span></text:span></text:h>
      <text:list text:style-name="WW8Num9">
        <text:list-item>
          <text:p text:style-name="P50"><text:span text:style-name="None"><text:span text:style-name="T19">Backend / DevOps Engineer on SOA Finagle+Protobuf+Cloud Java/Scala microservices.</text:span></text:span></text:p>
        </text:list-item>
        <text:list-item>
          <text:p text:style-name="P50"><text:span text:style-name="None"><text:span text:style-name="T19">Atlassian, Cucumber BDD, PostgreSQL, Hadoop, Hibernate, Scala, IntelliJ IDEA, Git.</text:span></text:span></text:p>
        </text:list-item>
      </text:list>
      <text:p text:style-name="Body"><text:span text:style-name="None"><text:span text:style-name="T19"/></text:span></text:p>
      <text:h text:style-name="Heading_20_3" text:outline-level="3"><text:soft-page-break/><text:span text:style-name="None"><text:span text:style-name="T29">2</text:span></text:span><text:span text:style-name="None"><text:span text:style-name="T30">/</text:span></text:span><text:span text:style-name="None"><text:span text:style-name="T20">2010 – </text:span></text:span><text:span text:style-name="None"><text:span text:style-name="T30">12/</text:span></text:span><text:span text:style-name="None"><text:span text:style-name="T20">2013 Senior Software Engineer, JDA Software / RedPrairie / StorePerform</text:span></text:span></text:h>
      <text:list text:style-name="WW8Num10">
        <text:list-item>
          <text:p text:style-name="P51"><text:span text:style-name="None"><text:span text:style-name="T19">Project Lead for integration of iOS/Android mobile task system with legacy web-based system.</text:span></text:span></text:p>
        </text:list-item>
        <text:list-item>
          <text:p text:style-name="P51"><text:span text:style-name="None"><text:span text:style-name="T19">Extended and maintained legacy J2EE web-based task management system.</text:span></text:span></text:p>
        </text:list-item>
        <text:list-item>
          <text:p text:style-name="P51"><text:span text:style-name="None"><text:span text:style-name="T19">Customers included Fortune 500 companies. Scalability and performance were paramount.</text:span></text:span></text:p>
        </text:list-item>
        <text:list-item>
          <text:p text:style-name="P51"><text:span text:style-name="None"><text:span text:style-name="T19">Technologies: OSGi, Gradle, and SQL Server, Git, Mercurial, Subversion, CVS.</text:span></text:span></text:p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30">1/</text:span></text:span><text:span text:style-name="None"><text:span text:style-name="T20">2008 – </text:span></text:span><text:span text:style-name="None"><text:span text:style-name="T30">12/</text:span></text:span><text:span text:style-name="None"><text:span text:style-name="T20">2009 Independent Software Development Consultant</text:span></text:span></text:h>
      <text:list text:style-name="WW8Num11">
        <text:list-item>
          <text:p text:style-name="P52"><text:span text:style-name="None"><text:span text:style-name="T19">Extended and maintained a JEE merchandise inventory system with MySQL DB, Java, Spring.</text:span></text:span></text:p>
        </text:list-item>
        <text:list-item>
          <text:p text:style-name="P52"><text:span text:style-name="None"><text:span text:style-name="T19">Customers: AmDocs, Etilize, Bell South, eBay, Frontier Airlines, Skyway.</text:span></text:span></text:p>
        </text:list-item>
      </text:list>
      <text:p text:style-name="Body"><text:span text:style-name="None"><text:span text:style-name="T19"/></text:span></text:p>
      <text:h text:style-name="P69" text:outline-level="3"><text:span text:style-name="None"><text:span text:style-name="T30">2/</text:span></text:span><text:span text:style-name="None"><text:span text:style-name="T20">2007 – </text:span></text:span><text:span text:style-name="None"><text:span text:style-name="T30">12/2007</text:span></text:span><text:span text:style-name="None"><text:span text:style-name="T20"> Chief Operation Officer, Evolution Hosting, Inc.</text:span></text:span></text:h>
      <text:list text:style-name="WW8Num12">
        <text:list-item>
          <text:p text:style-name="P53"><text:span text:style-name="None"><text:span text:style-name="T19">ViaWest data center Linux servers for J2EE applications with Java management software, Java, Linux, VMware, Zen, Amazon Web Services.</text:span></text:span></text:p>
        </text:list-item>
        <text:list-item>
          <text:p text:style-name="P53"><text:span text:style-name="None"><text:span text:style-name="T19">Large number of customers including Crocs, Wells Fargo, and Hunter Douglas.</text:span></text:span></text:p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30">2/</text:span></text:span><text:span text:style-name="None"><text:span text:style-name="T20">2004 – </text:span></text:span><text:span text:style-name="None"><text:span text:style-name="T30">1/</text:span></text:span><text:span text:style-name="None"><text:span text:style-name="T20">2007 Independent Software Development &amp; Java Consultant</text:span></text:span></text:h>
      <text:list text:style-name="WW8Num13">
        <text:list-item>
          <text:p text:style-name="P54"><text:span text:style-name="None"><text:span text:style-name="T19">Created NIO client with could reach 100 Mb/s scale message rates.</text:span></text:span></text:p>
        </text:list-item>
        <text:list-item>
          <text:p text:style-name="P54"><text:span text:style-name="None"><text:span text:style-name="T19">Created new web sites, Java.</text:span></text:span></text:p>
        </text:list-item>
        <text:list-item>
          <text:p text:style-name="P54"><text:span text:style-name="None"><text:span text:style-name="T19">Consulted at eBay, Frontier Airlines, Bell South, Skyway representing Sun Microsystems, Inc.</text:span></text:span></text:p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30">2/</text:span></text:span><text:span text:style-name="None"><text:span text:style-name="T20">2002 – </text:span></text:span><text:span text:style-name="None"><text:span text:style-name="T30">2/</text:span></text:span><text:span text:style-name="None"><text:span text:style-name="T20">2004 Senior Software Architect, Pack-expo, Inc.</text:span></text:span></text:h>
      <text:list xml:id="list2961092509" text:style-name="WW8Num14">
        <text:list-item>
          <text:p text:style-name="P55"><text:span text:style-name="None"><text:span text:style-name="T19">Created a reporting system for packaging advertising services.</text:span></text:span></text:p>
        </text:list-item>
        <text:list-item>
          <text:p text:style-name="P55"><text:span text:style-name="None"><text:span text:style-name="T19">Maintained packaging advertising web site.</text:span></text:span></text:p>
        </text:list-item>
        <text:list-item>
          <text:p text:style-name="P55"><text:span text:style-name="None"><text:span text:style-name="T19">Technologies: JBoss, Linux, MySQL, IntelliJ, BeanShell, JSP, Lzop'ed data stream for large DB backups over NFS mounts, Java, Groovy.</text:span></text:span></text:p>
        </text:list-item>
      </text:list>
      <text:p text:style-name="Body"><text:span text:style-name="None"><text:span text:style-name="T19"/></text:span></text:p>
      <text:h text:style-name="P71" text:outline-level="3"><text:span text:style-name="None"><text:span text:style-name="T87">2/</text:span></text:span><text:span text:style-name="None"><text:span text:style-name="T86">1999 - </text:span></text:span><text:span text:style-name="None"><text:span text:style-name="T87">1/</text:span></text:span><text:span text:style-name="None"><text:span text:style-name="T86">2002 Java Consult</text:span></text:span><text:span text:style-name="None"><text:span text:style-name="T88">ing</text:span></text:span><text:span text:style-name="None"><text:span text:style-name="T86">, Sun Java Center, Sun Microsystems, Inc.</text:span></text:span></text:h>
      <text:list text:style-name="L4">
        <text:list-item>
          <text:p text:style-name="P57"><text:span text:style-name="None"><text:span text:style-name="T98">Represented Sun for RUP, UP, SunTone, OOA&amp;D mentoring and J2EE coding, Java, SCCS, Teamware, RCS, Solaris, Java.</text:span></text:span></text:p>
        </text:list-item>
        <text:list-item>
          <text:p text:style-name="P57"><text:span text:style-name="None"><text:span text:style-name="T98">Consulted at Citigroup, Vanguard Fiduciary Trust, Credit Suisse.</text:span></text:span></text:p>
        </text:list-item>
        <text:list-item>
          <text:p text:style-name="P57"><text:span text:style-name="None"><text:span text:style-name="T98">Performed an Architecture Assessment recommending SOA and JEE which later was followed as advised.</text:span></text:span></text:p>
        </text:list-item>
      </text:list>
      <text:p text:style-name="P61"><text:span text:style-name="None"><text:span text:style-name="T98"/></text:span></text:p>
      <text:h text:style-name="P69" text:outline-level="3"><text:span text:style-name="None"><text:span text:style-name="T87">4/</text:span></text:span><text:span text:style-name="None"><text:span text:style-name="T86">1998</text:span></text:span><text:span text:style-name="None"><text:span text:style-name="T84"> – </text:span></text:span><text:span text:style-name="None"><text:span text:style-name="T85">1/</text:span></text:span><text:span text:style-name="None"><text:span text:style-name="T86">1999 Java Developer, Sun Educational Services, Sun Microsystems, Inc.</text:span></text:span></text:h>
      <text:list text:continue-list="list2961092509" text:style-name="WW8Num14">
        <text:list-item>
          <text:p text:style-name="P56"><text:span text:style-name="None"><text:span text:style-name="T98">Created web-based and Swing computer assisted training systems.</text:span></text:span></text:p>
        </text:list-item>
      </text:list>
      <text:list text:style-name="L5">
        <text:list-item>
          <text:p text:style-name="P58"><text:span text:style-name="None"><text:span text:style-name="T98">Improved the performance of our custom pseudo-recursive-descent parser template engine by adding caching of parser results and by altering the parsing algorithm.</text:span></text:span></text:p>
        </text:list-item>
      </text:list>
      <text:p text:style-name="P60"><text:span text:style-name="None"><text:span text:style-name="T98"/></text:span></text:p>
      <text:h text:style-name="Heading_20_2" text:outline-level="2"><text:soft-page-break/><text:span text:style-name="None"><text:span text:style-name="T32">Education, Certifications, Patents</text:span></text:span></text:h>
      <text:list text:style-name="WW8Num17">
        <text:list-item>
          <text:p text:style-name="P59"><text:span text:style-name="None"><text:span text:style-name="T19">AWS Certified Developer </text:span></text:span><text:span text:style-name="None"><text:span text:style-name="T47">(in progress)</text:span></text:span></text:p>
        </text:list-item>
        <text:list-item>
          <text:p text:style-name="P59"><text:span text:style-name="None"><text:span text:style-name="T19">Certified Java Developer</text:span></text:span></text:p>
        </text:list-item>
        <text:list-item>
          <text:p text:style-name="P59"><text:span text:style-name="None"><text:span text:style-name="T19">Certified Java Programmer</text:span></text:span></text:p>
        </text:list-item>
        <text:list-item>
          <text:p text:style-name="P59"><text:span text:style-name="None"><text:span text:style-name="T20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19">#6907423</text:span></text:span></text:a><text:span text:style-name="None"><text:span text:style-name="T20"> Search engine interface and method of controlling client searches</text:span></text:span></text:p>
        </text:list-item>
        <text:list-item>
          <text:p text:style-name="P59"><text:span text:style-name="None"><text:span text:style-name="T19">B.S. Computer Science, University of Colorado at Boulder</text:span></text:span></text:p>
        </text:list-item>
        <text:list-item>
          <text:p text:style-name="P59"><text:span text:style-name="None"><text:span text:style-name="T19">Attended the United States Military Academy at West Point</text:span></text:span></text:p>
        </text:list-item>
      </text:list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text-properties fo:language="en" fo:country="US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03T03:30:49.348834110</dc:date>
    <meta:editing-cycles>103</meta:editing-cycles>
    <meta:editing-duration>PT3H39M26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1" meta:image-count="0" meta:object-count="0" meta:page-count="6" meta:paragraph-count="182" meta:word-count="1291" meta:character-count="8372" meta:non-whitespace-character-count="7311"/>
  </office:meta>
</office:document-meta>
</file>